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Liberation Sans"/>
    </style:style>
    <style:style style:name="P3" style:family="paragraph">
      <style:paragraph-properties fo:text-align="center"/>
      <style:text-properties style:font-name="Liberation Sans" fo:font-size="12pt"/>
    </style:style>
    <style:style style:name="P4" style:family="paragraph">
      <style:paragraph-properties fo:text-align="center"/>
      <style:text-properties style:font-name="Liberation Sans"/>
    </style:style>
    <style:style style:name="P5" style:family="paragraph">
      <style:text-properties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336699" draw:textarea-horizontal-align="justify" draw:textarea-vertical-align="middle" draw:auto-grow-height="false" style:run-through="foreground"/>
    </style:style>
    <style:style style:name="gr5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6" style:family="graphic">
      <style:graphic-properties svg:stroke-color="#99ff66" draw:fill="solid" draw:fill-color="#579d1c" draw:textarea-horizontal-align="justify" draw:textarea-vertical-align="middle" draw:auto-grow-height="false" style:run-through="foreground"/>
    </style:style>
    <style:style style:name="gr7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61in" svg:height="0.7921in" svg:x="-0.3181in" svg:y="-0.5283in"><text:p text:style-name="P1"><text:span text:style-name="T1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88in" svg:height="0.7941in" svg:x="4.6819in" svg:y="-0.663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1.6461in" svg:height="0.7921in" svg:x="4.5984in" svg:y="-0.5909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2" svg:width="1.6461in" svg:height="0.7921in" svg:x="2.1091in" svg:y="-0.5075in"><text:p text:style-name="P1"><text:span text:style-name="T1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4" draw:text-style-name="P4" svg:width="0.9067in" svg:height="0.7504in" svg:x="2.4528in" svg:y="0.5134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svg:width="0.2713in" svg:height="0.3752in" svg:x="2.8071in" svg:y="0.284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custom-shape draw:style-name="gr2" draw:text-style-name="P2" svg:width="1.6461in" svg:height="0.7921in" svg:x="4.5362in" svg:y="-0.5075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svg:width="0.7815in" svg:height="0.2713in" svg:x="3.7547in" svg:y="-0.099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g draw:style-name="gr3"><draw:g draw:style-name="gr3"><draw:custom-shape draw:style-name="gr2" svg:width="0.698in" svg:height="0.7606in" svg:x="6.6071in" svg:y="-0.5929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5236in" svg:y="-0.5492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4299in" svg:y="-0.5012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4" draw:text-style-name="P4" svg:width="1.813in" svg:height="0.7504in" svg:x="5.2417in" svg:y="0.5134in"><text:p text:style-name="P1"><text:span text:style-name="T1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svg:width="0.2713in" svg:height="0.3752in" svg:x="5.5984in" svg:y="0.284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2713in" svg:height="0.3752in" svg:x="6.5236in" svg:y="0.2591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4122in" svg:height="0.2043in" svg:x="6.1819in" svg:y="-0.218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7831in" svg:height="0.2043in" svg:x="1.3276in" svg:y="-0.215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7" draw:text-style-name="P5" svg:width="0.7831in" svg:height="0.2043in" svg:x="3.7547in" svg:y="-0.339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5:45.875971499</meta:creation-date>
    <dc:date>2014-12-11T14:56:08.608598242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